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sponseHttpHeaders.get( Object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letServerHttpResponse.get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ServerHttpResponse.setStatusCode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erHttpResponse.ServletServerHttpResponse(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erHttpResponse.writeHeader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rvletResponseHttpHeaders.getFirst( String head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erverHttpRespons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HttpHeaders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erHttpRespons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erHttpResponse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erverHttpResponse.getServl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